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 7.72474759e+01 <text:s/>8.15650328e+01 <text:s/>7.91968461e+01 <text:s/>1.20880347e+02</text:p>
      <text:p text:style-name="Standard"><text:s text:c="2"/>9.21122410e+01 <text:s/>1.70706471e+02 <text:s/>1.44439737e+02 <text:s/>1.72108276e+02</text:p>
      <text:p text:style-name="Standard"><text:s text:c="2"/>1.27907936e+02 -3.11535494e-04 -8.29243123e+01 <text:s/>4.44589646e+01</text:p>
      <text:p text:style-name="Standard"><text:s text:c="2"/>1.52705401e+02 -4.18253279e-02 <text:s/>1.07330773e+02 -7.61064593e+01</text:p>
      <text:p text:style-name="Standard"><text:s text:c="2"/>1.20919716e+02 -4.60117670e-03 <text:s/>7.78525313e+01 <text:s/>1.16983594e+01</text:p>
      <text:p text:style-name="Standard"><text:s text:c="2"/>1.50999421e+00 -9.97299383e-04 <text:s/>9.45676201e+01 <text:s/>4.35618446e+01</text:p>
      <text:p text:style-name="Standard"><text:s text:c="2"/>1.48682070e+01 <text:s/>7.89421079e+01 <text:s/>1.18922024e+01 <text:s/>6.82457591e+01</text:p>
      <text:p text:style-name="Standard"><text:s text:c="2"/>1.33756629e+02 <text:s/>1.35893764e+02 <text:s/>1.81972063e+01 <text:s/>2.12695226e+01</text:p>
      <text:p text:style-name="Standard"><text:s/>-1.59577546e-02 <text:s/>4.67619869e+01 <text:s/>6.98182388e+00 <text:s/>3.16575955e+00</text:p>
      <text:p text:style-name="Standard"><text:s text:c="2"/>2.74497661e+01 -1.96031245e+01 <text:s/>3.03101905e+01 <text:s/>2.15904707e-02</text:p>
      <text:p text:style-name="Standard"><text:s text:c="2"/>1.24355917e+01 -2.18530474e+01 -2.11365143e+01 <text:s/>6.66956019e-04</text:p>
      <text:p text:style-name="Standard"><text:s text:c="2"/>5.78649151e+01 <text:s/>5.68337900e+01 <text:s/>8.18929157e+00 <text:s/>2.92714685e+01</text:p>
      <text:p text:style-name="Standard"><text:s text:c="2"/>6.67916175e+01 <text:s/>4.99043745e+01 <text:s/>9.46235899e+01 <text:s/>6.97511762e+01</text:p>
      <text:p text:style-name="Standard"><text:s text:c="2"/>7.24107591e+01 <text:s/>6.64733849e+01 <text:s/>4.40958811e+01 <text:s/>2.05015977e+01</text:p>
      <text:p text:style-name="Standard"><text:s/>-2.60450424e-02 -3.64718268e+00 <text:s/>5.88211208e+01 -4.77237119e+01</text:p>
      <text:p text:style-name="Standard"><text:s text:c="2"/>4.95105131e-02 <text:s/>3.76771335e+01 <text:s/>5.30371692e+01 -2.15527416e+01</text:p>
      <text:p text:style-name="Standard"><text:s text:c="2"/>6.55433676e+01 <text:s/>2.81939622e-02 -6.34453062e+01 <text:s/>2.34121672e+00</text:p>
      <text:p text:style-name="Standard"><text:s text:c="2"/>6.69956607e+01 -1.78202160e-02 <text:s/>5.43039347e+01 <text:s/>5.02728839e+01</text:p>
      <text:p text:style-name="Standard"><text:s text:c="2"/>5.12159259e+01 <text:s/>2.79425998e+01 -5.79754032e+01 -3.08834877e-03</text:p>
      <text:p text:style-name="Standard"><text:s/>-1.24971113e+00 <text:s/>4.11230806e+01 <text:s/>6.54670983e+01 -3.30584491e-03</text:p>
      <text:p text:style-name="Standard"><text:s/>-1.72516893e+01 <text:s/>1.03492207e+01 -5.35747449e+01 <text:s/>4.68187640e+01</text:p>
      <text:p text:style-name="Standard"><text:s/>-9.46808208e+00 <text:s/>1.04277840e+01 <text:s/>5.44481255e+01 <text:s/>8.09345192e+01</text:p>
      <text:p text:style-name="Standard"><text:s/>-1.81973380e-02 -6.42064140e+00 -1.42151471e+01 <text:s/>5.91986410e+01</text:p>
      <text:p text:style-name="Standard"><text:s text:c="2"/>2.27605093e+01 <text:s/>4.88993986e+01 <text:s/>1.36438141e+01 <text:s/>4.80652218e+01</text:p>
      <text:p text:style-name="Standard"><text:s text:c="2"/>3.57466464e+01 <text:s/>3.48748413e+01 -1.18375984e+01 <text:s/>4.75513079e+01</text:p>
      <text:p text:style-name="Standard"><text:s text:c="2"/>3.86470718e+01 -2.03388305e+01 <text:s/>9.98682726e+00 -1.35039545e-01</text:p>
      <text:p text:style-name="Standard"><text:s text:c="2"/>2.49396219e+00 <text:s/>1.67430932e+01 <text:s/>3.66553839e+01 <text:s/>2.98559587e+01</text:p>
      <text:p text:style-name="Standard"><text:s/>-2.26811261e+01 <text:s/>4.82280676e+01 <text:s/>4.25297034e+01 -1.20479842e+01</text:p>
      <text:p text:style-name="Standard"><text:s/>-6.27483845e+00 <text:s/>4.94988026e+01 <text:s/>2.62813465e-02 <text:s/>1.97940721e+01</text:p>
      <text:p text:style-name="Standard"><text:s text:c="2"/>4.99158743e+01 -1.52917149e-01 <text:s/>2.00897024e+01 <text:s/>2.71089009e+01</text:p>
      <text:p text:style-name="Standard"><text:s text:c="2"/>5.48191262e+01 <text:s/>6.41380073e+01 -6.34244792e-02 -6.39948206e+00</text:p>
      <text:p text:style-name="Standard"><text:s text:c="2"/>5.43261936e+01 <text:s/>1.56540702e+01 <text:s/>4.89117578e+01 <text:s/>1.67271721e+01</text:p>
      <text:p text:style-name="Standard"><text:s text:c="2"/>6.35779152e+01 -4.05264357e+01 <text:s/>6.50588132e+01 <text:s/>7.30396499e+01</text:p>
      <text:p text:style-name="Standard"><text:s/>-2.27089458e+01 -1.32677185e+01 <text:s/>8.14482774e+01 <text:s/>2.45347160e+01</text:p>
      <text:p text:style-name="Standard"><text:s/>-2.62393904e-03 <text:s/>7.37193229e+01 <text:s/>2.70822348e+01 -7.14216821e-03</text:p>
      <text:p text:style-name="Standard"><text:s text:c="2"/>6.12604880e+01 <text:s/>7.62389709e+00 <text:s/>6.19323061e+01 -3.67576534e+00</text:p>
      <text:p text:style-name="Standard"><text:s text:c="2"/>6.42914916e+01 -4.53300646e+01 <text:s/>1.78992573e-01 <text:s/>5.95405874e+01</text:p>
      <text:p text:style-name="Standard"><text:s text:c="2"/>3.24433763e+01 -3.37201003e-02 <text:s/>6.28255208e-02 <text:s/>5.66506549e+01</text:p>
      <text:p text:style-name="Standard"><text:s text:c="2"/>2.21837944e+01 <text:s/>6.43212235e+01 <text:s/>1.11512244e+01 <text:s/>7.09779389e+01</text:p>
      <text:p text:style-name="Standard"><text:s text:c="2"/>2.16381192e+01 <text:s/>4.75004292e+00]</text:p>
      <text:p text:style-name="Standard">[1.60675965e+07 1.59023039e+07 1.45176639e+07 3.28879891e+07</text:p>
      <text:p text:style-name="Standard"><text:s/>2.47646555e+07 6.08562435e+07 4.57522433e+07 6.14752029e+07</text:p>
      <text:p text:style-name="Standard"><text:s/>4.01691739e+07 6.34279251e-01 2.07070094e+07 6.03107628e+06</text:p>
      <text:p text:style-name="Standard"><text:s/>4.69161528e+07 2.26900444e+01 2.68182635e+07 1.44254855e+07</text:p>
      <text:p text:style-name="Standard"><text:s/>3.40890743e+07 1.77820330e+01 1.21064135e+07 3.22783499e+05</text:p>
      <text:p text:style-name="Standard"><text:s/>2.35091443e+04 3.19457159e+01 2.08506477e+07 5.05012509e+06</text:p>
      <text:p text:style-name="Standard"><text:s/>9.46929092e+05 1.44037625e+07 3.88590045e+05 9.62379060e+06</text:p>
      <text:p text:style-name="Standard"><text:s/>3.86294765e+07 4.04560775e+07 9.25186356e+05 1.24202503e+06</text:p>
      <text:p text:style-name="Standard"><text:s/>3.17106991e+01 4.96238494e+06 1.16066448e+05 1.90740523e+04</text:p>
      <text:p text:style-name="Standard"><text:s/>1.80526195e+06 1.07010065e+06 2.33070700e+06 4.52204199e+01</text:p>
      <text:p text:style-name="Standard"><text:s/>3.94316378e+05 1.04998136e+06 1.18790880e+06 1.55128002e+01</text:p>
      <text:p text:style-name="Standard"><text:s/>7.02263218e+06 6.78051384e+06 1.83942220e+05 3.04430685e+06</text:p>
      <text:p text:style-name="Standard"><text:soft-page-break/><text:s/>8.71129749e+06 5.56144653e+06 1.88403299e+07 1.15417283e+07</text:p>
      <text:p text:style-name="Standard"><text:s/>1.10389678e+07 8.78927735e+06 3.82734297e+06 9.59533509e+05</text:p>
      <text:p text:style-name="Standard"><text:s/>2.18558769e+01 1.98452546e+05 7.39886239e+06 4.67161425e+06</text:p>
      <text:p text:style-name="Standard"><text:s/>3.31270990e+01 4.79064476e+06 7.06571931e+06 1.41895535e+06</text:p>
      <text:p text:style-name="Standard"><text:s/>1.31902162e+07 3.75744019e+01 1.12978597e+07 2.85102320e+05</text:p>
      <text:p text:style-name="Standard"><text:s/>1.03696085e+07 1.95095549e+01 6.82813197e+06 6.13920959e+06</text:p>
      <text:p text:style-name="Standard"><text:s/>5.52943104e+06 1.68946591e+06 7.37781527e+06 6.96593380e+00</text:p>
      <text:p text:style-name="Standard"><text:s/>2.24436872e+05 3.55241443e+06 1.10793933e+07 2.76694393e+00</text:p>
      <text:p text:style-name="Standard"><text:s/>1.90089824e+06 4.09891621e+05 6.38150377e+06 4.86472536e+06</text:p>
      <text:p text:style-name="Standard"><text:s/>3.23592129e+05 9.93437099e+05 7.06565506e+06 1.63056124e+07</text:p>
      <text:p text:style-name="Standard"><text:s/>2.73911352e+01 1.72345989e+06 5.80811980e+05 7.94937005e+06</text:p>
      <text:p text:style-name="Standard"><text:s/>1.17159451e+06 5.86485828e+06 4.17609280e+05 5.81158507e+06</text:p>
      <text:p text:style-name="Standard"><text:s/>3.34149526e+06 3.06126015e+06 4.67831097e+05 4.83023667e+06</text:p>
      <text:p text:style-name="Standard"><text:s/>3.47804380e+06 1.21281312e+06 5.94382961e+05 1.14480897e+02</text:p>
      <text:p text:style-name="Standard"><text:s/>2.04590571e+05 6.66389602e+05 4.23283069e+06 2.72785703e+06</text:p>
      <text:p text:style-name="Standard"><text:s/>1.83565400e+06 6.00646064e+06 4.91894707e+06 5.06882355e+05</text:p>
      <text:p text:style-name="Standard"><text:s/>1.22634840e+05 6.25147270e+06 2.14916916e+01 8.84827346e+05</text:p>
      <text:p text:style-name="Standard"><text:s/>6.27806601e+06 3.89394383e+02 9.14774896e+05 1.66099846e+06</text:p>
      <text:p text:style-name="Standard"><text:s/>1.00873977e+07 9.34041904e+06 4.98037806e+01 2.48246725e+05</text:p>
      <text:p text:style-name="Standard"><text:s/>6.94405811e+06 5.63729389e+05 5.71622996e+06 6.03184745e+05</text:p>
      <text:p text:style-name="Standard"><text:s/>9.35536034e+06 4.04237640e+06 1.00757681e+07 1.24936216e+07</text:p>
      <text:p text:style-name="Standard"><text:s/>1.23104139e+06 9.26045315e+05 1.55095205e+07 1.40854169e+06</text:p>
      <text:p text:style-name="Standard"><text:s/>1.86235762e+01 1.34747306e+07 1.76379200e+06 2.01601725e+01</text:p>
      <text:p text:style-name="Standard"><text:s/>1.01603348e+07 2.39451212e+05 9.81335289e+06 2.01805338e+05</text:p>
      <text:p text:style-name="Standard"><text:s/>8.72373469e+06 4.79332655e+06 2.37112142e+02 8.98414103e+06</text:p>
      <text:p text:style-name="Standard"><text:s/>3.21256416e+06 5.92348719e+01 5.11795218e+05 7.12443770e+06</text:p>
      <text:p text:style-name="Standard"><text:s/>1.19576490e+06 1.00346353e+07 3.62710034e+05 1.35364853e+07</text:p>
      <text:p text:style-name="Standard"><text:s/>1.08054350e+06 1.13616149e+05]</text:p>
      <text:p text:style-name="Standard">[4.54100843e+04 6.99909734e+04 6.40381225e+04 1.03012187e+05</text:p>
      <text:p text:style-name="Standard"><text:s/>9.57928083e+04 5.50838977e+04 9.63075568e+04 1.38613020e+05</text:p>
      <text:p text:style-name="Standard"><text:s/>3.36022521e+05 3.54111195e+00 3.66948608e+05 9.35743699e+04</text:p>
      <text:p text:style-name="Standard"><text:s/>2.16180367e+05 8.50502930e+01 1.21660453e+05 6.89839694e+04</text:p>
      <text:p text:style-name="Standard"><text:s/>1.91145228e+05 9.92039585e+00 3.21676369e+04 3.85430701e+03</text:p>
      <text:p text:style-name="Standard"><text:s/>3.04522043e+03 6.33149137e+01 4.07490023e+04 3.38983021e+04</text:p>
      <text:p text:style-name="Standard"><text:s/>1.70862797e+04 3.11896111e+04 2.87473094e+04 3.57001977e+04</text:p>
      <text:p text:style-name="Standard"><text:s/>1.02353337e+05 2.31510364e+05 1.16041587e+04 3.18110036e+04</text:p>
      <text:p text:style-name="Standard"><text:s/>5.56689329e+01 2.03881089e+04 5.53285461e+03 2.88617125e+03</text:p>
      <text:p text:style-name="Standard"><text:s/>1.28939584e+04 8.23356486e+03 2.04316697e+04 7.63745232e+01</text:p>
      <text:p text:style-name="Standard"><text:s/>1.14702811e+04 1.32483500e+04 1.95189155e+04 4.89412527e+01</text:p>
      <text:p text:style-name="Standard"><text:s/>2.58740360e+04 1.55836926e+04 1.47784773e+04 2.35413689e+04</text:p>
      <text:p text:style-name="Standard"><text:s/>5.94372195e+04 2.23990346e+04 7.42140621e+04 5.26704355e+04</text:p>
      <text:p text:style-name="Standard"><text:s/>6.74955802e+04 8.03991543e+04 8.76126029e+03 1.88130577e+04</text:p>
      <text:p text:style-name="Standard"><text:s/>6.00539875e+01 9.99057296e+03 1.95276038e+04 2.31865866e+04</text:p>
      <text:p text:style-name="Standard"><text:s/>8.89706125e+01 4.29197642e+04 3.15652914e+04 2.80959441e+04</text:p>
      <text:p text:style-name="Standard"><text:s/>1.09379575e+05 5.80248146e+01 1.20941227e+05 2.52379557e+04</text:p>
      <text:p text:style-name="Standard"><text:s/>1.24853104e+05 2.20658989e+01 4.61715149e+04 4.11732348e+04</text:p>
      <text:p text:style-name="Standard"><text:s/>2.02560261e+04 2.16902678e+04 1.03672174e+05 1.73244362e+01</text:p>
      <text:p text:style-name="Standard"><text:s/>1.32724461e+04 9.40399362e+03 3.06566104e+04 2.22152901e+00</text:p>
      <text:p text:style-name="Standard"><text:s/>5.18544665e+04 4.34505157e+03 1.98672436e+04 8.74111928e+03</text:p>
      <text:p text:style-name="Standard"><text:s/>1.11533898e+04 3.56817446e+04 3.06770086e+04 4.48067986e+04</text:p>
      <text:p text:style-name="Standard"><text:s/>3.73510103e+01 7.19635862e+04 1.87987823e+04 2.45237356e+04</text:p>
      <text:p text:style-name="Standard"><text:s/>1.76525733e+04 2.76807367e+04 1.50233736e+04 3.39463724e+04</text:p>
      <text:p text:style-name="Standard"><text:soft-page-break/><text:s/>2.79970161e+04 4.28206306e+04 1.11148658e+04 3.77505277e+04</text:p>
      <text:p text:style-name="Standard"><text:s/>1.75553032e+04 2.61286913e+04 2.15796113e+04 1.83354010e+02</text:p>
      <text:p text:style-name="Standard"><text:s/>9.01512344e+03 6.41360330e+03 4.61153625e+04 1.64859838e+04</text:p>
      <text:p text:style-name="Standard"><text:s/>1.67829817e+04 3.15290567e+04 1.33515176e+04 2.02442595e+04</text:p>
      <text:p text:style-name="Standard"><text:s/>8.17795241e+03 2.54395953e+04 6.56317940e+01 8.21773137e+03</text:p>
      <text:p text:style-name="Standard"><text:s/>3.06338688e+04 2.86904709e+02 6.96294815e+03 3.50699676e+04</text:p>
      <text:p text:style-name="Standard"><text:s/>4.37503809e+04 1.39602682e+04 5.56176958e+01 1.66255409e+04</text:p>
      <text:p text:style-name="Standard"><text:s/>1.44546582e+04 6.63645210e+03 2.34415051e+04 1.23350780e+04</text:p>
      <text:p text:style-name="Standard"><text:s/>2.71571806e+04 2.00866890e+04 3.16817687e+04 3.91476812e+04</text:p>
      <text:p text:style-name="Standard"><text:s/>5.38914797e+04 4.03303569e+04 2.38131698e+04 5.55113284e+04</text:p>
      <text:p text:style-name="Standard"><text:s/>8.35382624e+01 1.91887590e+04 5.17387001e+04 2.46529131e+01</text:p>
      <text:p text:style-name="Standard"><text:s/>1.83936708e+05 1.97264517e+04 9.24054599e+04 5.42871129e+04</text:p>
      <text:p text:style-name="Standard"><text:s/>3.88843816e+04 5.91971065e+04 2.30466576e+02 9.08060757e+04</text:p>
      <text:p text:style-name="Standard"><text:s/>4.83822016e+04 7.10938940e+01 5.28653797e+04 2.79344125e+04</text:p>
      <text:p text:style-name="Standard"><text:s/>1.83091295e+04 6.05566327e+04 3.48056822e+04 1.32099009e+05</text:p>
      <text:p text:style-name="Standard"><text:s/>1.60696129e+05 2.10110682e+04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7:13:23.077611468</meta:creation-date>
    <dc:date>2019-08-23T17:26:04.639448044</dc:date>
    <meta:editing-duration>PT2M31S</meta:editing-duration>
    <meta:editing-cycles>1</meta:editing-cycles>
    <meta:document-statistic meta:table-count="0" meta:image-count="0" meta:object-count="0" meta:page-count="3" meta:paragraph-count="120" meta:word-count="475" meta:character-count="7271" meta:non-whitespace-character-count="6685"/>
    <meta:generator>LibreOffice/6.0.7.3$Linux_X86_64 LibreOffice_project/00m0$Build-3</meta:generator>
  </office:meta>
</office:document-meta>
</file>